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0000f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svg:stroke-color="#0000ff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Fine_20_Dashed"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Ultrafine_20_2_20_Dots_20_3_20_Dashes" svg:stroke-color="#ff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color="#0000ff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color="#0000ff" fo:font-size="16pt" fo:font-weight="bold" style:font-size-asian="16pt" style:font-weight-asian="bold" style:font-size-complex="16pt" style:font-weight-complex="bold"/>
    </style:style>
    <style:style style:name="P6" style:family="paragraph">
      <style:text-properties fo:color="#ff0000" fo:font-size="14pt" style:font-size-asian="14pt" style:font-size-complex="14pt"/>
    </style:style>
    <style:style style:name="P7" style:family="paragraph">
      <style:paragraph-properties fo:text-align="center"/>
      <style:text-properties fo:color="#0000ff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P9" style:family="paragraph">
      <style:text-properties fo:color="#ff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8cm" svg:height="18.6cm" svg:x="2cm" svg:y="0.94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cm" svg:y1="19.549cm" svg:x2="2cm" svg:y2="0.949cm">
          <text:p/>
        </draw:line>
        <draw:line draw:style-name="gr2" draw:text-style-name="P1" draw:layer="layout" svg:x1="2cm" svg:y1="19.549cm" svg:x2="26.8cm" svg:y2="19.549cm">
          <text:p/>
        </draw:line>
        <draw:frame draw:style-name="gr3" draw:text-style-name="P2" draw:layer="layout" svg:width="0.972cm" svg:height="1.038cm" svg:x="0.8cm" svg:y="1.187cm">
          <draw:text-box>
            <text:p text:style-name="P2">P</text:p>
          </draw:text-box>
        </draw:frame>
        <draw:frame draw:style-name="gr3" draw:text-style-name="P2" draw:layer="layout" svg:width="1.014cm" svg:height="1.038cm" svg:x="25.441cm" svg:y="19.787cm">
          <draw:text-box>
            <text:p text:style-name="P2">H</text:p>
          </draw:text-box>
        </draw:frame>
        <draw:frame draw:style-name="gr3" draw:text-style-name="P3" draw:layer="layout" svg:width="5.459cm" svg:height="0.878cm" draw:transform="rotate (0.99431407486117) translate (2.47cm 19.106cm)">
          <draw:text-box>
            <text:p text:style-name="P3">Saturated liquid line</text:p>
          </draw:text-box>
        </draw:frame>
        <draw:frame draw:style-name="gr4" draw:text-style-name="P4" draw:layer="layout" svg:width="3.144cm" svg:height="0.806cm" draw:transform="rotate (0.0232128790515246) translate (2.788cm 3.097cm)">
          <draw:text-box>
            <text:p text:style-name="P4"><text:span text:style-name="T1">Liquid area</text:span></text:p>
          </draw:text-box>
        </draw:frame>
        <draw:frame draw:style-name="gr4" draw:text-style-name="P5" draw:layer="layout" svg:width="5.303cm" svg:height="0.878cm" svg:x="11.2cm" svg:y="12.6cm">
          <draw:text-box>
            <text:p text:style-name="P5"><text:span text:style-name="T1">Two-Phase region</text:span></text:p>
          </draw:text-box>
        </draw:frame>
        <draw:line draw:style-name="gr5" draw:text-style-name="P1" draw:layer="layout" svg:x1="8.9cm" svg:y1="0.949cm" svg:x2="8.8cm" svg:y2="11cm">
          <text:p/>
        </draw:line>
        <draw:line draw:style-name="gr5" draw:text-style-name="P1" draw:layer="layout" svg:x1="8.8cm" svg:y1="10.951cm" svg:x2="20cm" svg:y2="10.9cm">
          <text:p/>
        </draw:line>
        <draw:path draw:style-name="gr5" draw:text-style-name="P1" draw:layer="layout" svg:width="8.674cm" svg:height="1.915cm" draw:transform="skewX (-0.0748746249105567) rotate (-1.08768918984287) translate (20.0002820443389cm 10.900283540058cm)" svg:viewBox="0 0 8675 1916" svg:d="m0 0c4872-3 8675 1916 8675 1916">
          <text:p/>
        </draw:path>
        <draw:frame draw:style-name="gr3" draw:text-style-name="P6" draw:layer="layout" svg:width="6.213cm" svg:height="0.806cm" svg:x="11.2cm" svg:y="10.022cm">
          <draw:text-box>
            <text:p text:style-name="P6">Constant temperature line</text:p>
          </draw:text-box>
        </draw:frame>
        <draw:path draw:style-name="gr6" draw:text-style-name="P1" draw:layer="layout" svg:width="23.597cm" svg:height="15.403cm" draw:transform="skewX (0.634601716025138) rotate (1.06587257419294) translate (3.4cm 19.549cm)" svg:viewBox="0 0 23598 15404" svg:d="m0 0c36379 4 19854 15404 19854 15404">
          <text:p/>
        </draw:path>
        <draw:frame draw:style-name="gr4" draw:text-style-name="P7" draw:layer="layout" svg:width="5.557cm" svg:height="1.361cm" draw:transform="rotate (0.00488692190558412) translate (21.142cm 5.495cm)">
          <draw:text-box>
            <text:p text:style-name="P7"><text:span text:style-name="T2">Vapour area</text:span></text:p>
            <text:p text:style-name="P7"><text:span text:style-name="T2">(superheated vapour)</text:span></text:p>
          </draw:text-box>
        </draw:frame>
        <draw:frame draw:style-name="gr3" draw:text-style-name="P3" draw:layer="layout" svg:width="5.861cm" svg:height="0.878cm" draw:transform="rotate (-1.477246678888) translate (20.474cm 13.421cm)">
          <draw:text-box>
            <text:p text:style-name="P3">Saturated vapour line</text:p>
          </draw:text-box>
        </draw:frame>
        <draw:frame draw:style-name="gr4" draw:text-style-name="P7" draw:layer="layout" svg:width="3.647cm" svg:height="1.361cm" svg:x="14.5cm" svg:y="2.1cm">
          <draw:text-box>
            <text:p text:style-name="P7"><text:span text:style-name="T2">Supercritical </text:span></text:p>
            <text:p text:style-name="P7"><text:span text:style-name="T2">zone</text:span></text:p>
          </draw:text-box>
        </draw:frame>
        <draw:path draw:style-name="gr5" draw:text-style-name="P1" draw:layer="layout" svg:width="5.343cm" svg:height="4.754cm" draw:transform="rotate (-1.39870686254826) translate (15.0848510636638cm 0.134732456616896cm)" svg:viewBox="0 0 5344 4755" svg:d="m0 4755c3503 0 5344-4755 5344-4755">
          <text:p/>
        </draw:path>
        <draw:path draw:style-name="gr5" draw:text-style-name="P1" draw:layer="layout" svg:width="14.581cm" svg:height="8.279cm" draw:transform="rotate (1.62088727632713) translate (16.9301149589895cm 19.9635932046253cm)" svg:viewBox="0 0 14582 8280" svg:d="m0 8280c11964-1 14582-8280 14582-8280">
          <text:p/>
        </draw:path>
        <draw:frame draw:style-name="gr7" draw:text-style-name="P8" draw:layer="layout" svg:width="2.191cm" svg:height="1.361cm" svg:x="14.8cm" svg:y="6.4cm">
          <draw:text-box>
            <text:p text:style-name="P8">Critical</text:p>
            <text:p text:style-name="P8">point</text:p>
          </draw:text-box>
        </draw:frame>
        <draw:frame draw:style-name="gr3" draw:text-style-name="P9" draw:layer="layout" svg:width="0.959cm" svg:height="0.962cm" svg:x="15.501cm" svg:y="5.523cm">
          <draw:text-box>
            <text:p text:style-name="P9">C</text:p>
          </draw:text-box>
        </draw:frame>
        <draw:custom-shape draw:style-name="gr8" draw:text-style-name="P1" draw:layer="layout" svg:width="0.4cm" svg:height="0.4cm" svg:x="15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11T17:12:53</meta:creation-date>
    <dc:date>2013-04-12T10:16:56</dc:date>
    <dc:creator>Jefferson Gomes</dc:creator>
    <meta:editing-duration>PT16H51M22S</meta:editing-duration>
    <meta:editing-cycles>2</meta:editing-cycles>
    <meta:generator>LibreOffice/3.5$Linux_X86_64 LibreOffice_project/350m1$Build-2</meta:generator>
    <meta:document-statistic meta:object-count="44"/>
  </office:meta>
</office:document-meta>
</file>